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d42" officeooo:paragraph-rsid="000cdd42"/>
    </style:style>
    <style:style style:name="P2" style:family="paragraph" style:parent-style-name="Standard">
      <style:text-properties fo:font-weight="bold" officeooo:rsid="000cdd42" officeooo:paragraph-rsid="000cdd42" style:font-weight-asian="bold" style:font-weight-complex="bold"/>
    </style:style>
    <style:style style:name="P3" style:family="paragraph" style:parent-style-name="Standard">
      <style:text-properties fo:font-size="16pt" fo:font-weight="bold" officeooo:rsid="000cdd42" officeooo:paragraph-rsid="000cdd42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4844e" officeooo:paragraph-rsid="000cdd42"/>
    </style:style>
    <style:style style:name="P5" style:family="paragraph" style:parent-style-name="Standard">
      <style:text-properties fo:font-weight="bold" officeooo:rsid="00178040" officeooo:paragraph-rsid="00178040" style:font-weight-asian="bold" style:font-weight-complex="bold"/>
    </style:style>
    <style:style style:name="P6" style:family="paragraph" style:parent-style-name="Standard">
      <style:text-properties fo:font-weight="bold" officeooo:rsid="00874e04" officeooo:paragraph-rsid="00874e04" style:font-weight-asian="bold" style:font-weight-complex="bold"/>
    </style:style>
    <style:style style:name="P7" style:family="paragraph" style:parent-style-name="Standard">
      <style:text-properties fo:font-weight="bold" officeooo:rsid="008a1526" officeooo:paragraph-rsid="008a1526" style:font-weight-asian="bold" style:font-weight-complex="bold"/>
    </style:style>
    <style:style style:name="P8" style:family="paragraph" style:parent-style-name="Standard">
      <style:text-properties officeooo:rsid="00874e04" officeooo:paragraph-rsid="00874e04"/>
    </style:style>
    <style:style style:name="P9" style:family="paragraph" style:parent-style-name="Standard">
      <style:text-properties officeooo:rsid="00874e04" officeooo:paragraph-rsid="0088d611"/>
    </style:style>
    <style:style style:name="P10" style:family="paragraph" style:parent-style-name="Standard">
      <style:text-properties officeooo:rsid="0088ac69" officeooo:paragraph-rsid="0088ac69"/>
    </style:style>
    <style:style style:name="P11" style:family="paragraph" style:parent-style-name="Standard">
      <style:text-properties officeooo:rsid="0088d611" officeooo:paragraph-rsid="0088d611"/>
    </style:style>
    <style:style style:name="P12" style:family="paragraph" style:parent-style-name="Standard">
      <style:text-properties officeooo:rsid="008a1526" officeooo:paragraph-rsid="0088ac69"/>
    </style:style>
    <style:style style:name="P13" style:family="paragraph" style:parent-style-name="Standard">
      <style:text-properties officeooo:rsid="008a1526" officeooo:paragraph-rsid="008a1526"/>
    </style:style>
    <style:style style:name="P14" style:family="paragraph" style:parent-style-name="Standard">
      <style:text-properties officeooo:rsid="008b5c1f" officeooo:paragraph-rsid="008b5c1f"/>
    </style:style>
    <style:style style:name="P15" style:family="paragraph" style:parent-style-name="Standard">
      <style:text-properties officeooo:rsid="0090a165" officeooo:paragraph-rsid="0090a165"/>
    </style:style>
    <style:style style:name="P16" style:family="paragraph" style:parent-style-name="Table_20_Contents">
      <style:text-properties officeooo:rsid="005d5092" officeooo:paragraph-rsid="00196a96"/>
    </style:style>
    <style:style style:name="T1" style:family="text">
      <style:text-properties officeooo:rsid="00545d82"/>
    </style:style>
    <style:style style:name="T2" style:family="text">
      <style:text-properties officeooo:rsid="007b5a97"/>
    </style:style>
    <style:style style:name="T3" style:family="text">
      <style:text-properties officeooo:rsid="00874e04"/>
    </style:style>
    <style:style style:name="T4" style:family="text">
      <style:text-properties officeooo:rsid="0088d611"/>
    </style:style>
    <style:style style:name="T5" style:family="text">
      <style:text-properties officeooo:rsid="008d5ad7"/>
    </style:style>
    <style:style style:name="T6" style:family="text">
      <style:text-properties officeooo:rsid="0091bda1"/>
    </style:style>
    <style:style style:name="T7" style:family="text">
      <style:text-properties officeooo:rsid="0092e3a6"/>
    </style:style>
    <style:style style:name="T8" style:family="text">
      <style:text-properties officeooo:rsid="009618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Proof of Concept - </text:span>Dsensor <text:span text:style-name="T3">(</text:span>Decentralized <text:span text:style-name="T2">Sensor Protocol)</text:span></text:p>
      <text:p text:style-name="P1"/>
      <text:p text:style-name="P2"><text:span text:style-name="T1">1 </text:span>Introduction</text:p>
      <text:p text:style-name="P15">The development road map for Dsensor is set out in this document. <text:s/>Proof of Concept 1 codes up the initial whitepaper ideas into software libraries. <text:s/>From this learning the future proof of concept will be set out. <text:s/>These current goals are express below.</text:p>
      <text:p text:style-name="P4"/>
      <text:p text:style-name="P5"><text:span text:style-name="T1">2 PvC roadmap</text:span></text:p>
      <text:p text:style-name="P5"/>
      <text:p text:style-name="P6">PvC1</text:p>
      <text:p text:style-name="P6"/>
      <text:p text:style-name="P8">UI <text:s/><text:span text:style-name="T4">HTML5 <text:s/>(using Ethereum Javascript API)</text:span></text:p>
      <text:p text:style-name="P8">Smart contract <text:s/><text:span text:style-name="T4">action based on high low medium sensor data levels / <text:s/>terms of sharing</text:span></text:p>
      <text:p text:style-name="P8">Fuzzy logic <text:span text:style-name="T4">running ethereum native extension</text:span></text:p>
      <text:p text:style-name="P8">Blockchain – hashing aggregate <text:span text:style-name="T8">entry on ethereum</text:span></text:p>
      <text:p text:style-name="P10">Storage to Maidsafe</text:p>
      <text:p text:style-name="P8">Microblockchain hashing API <text:span text:style-name="T4">(own or use etherums if ready)</text:span></text:p>
      <text:p text:style-name="P9">Microblockchain hashing Chip library <text:span text:style-name="T4">(own or use ethereums if ready)</text:span></text:p>
      <text:p text:style-name="P8"/>
      <text:p text:style-name="P10">Applied to <text:s/>environment sensor platform</text:p>
      <text:p text:style-name="P11">Chipset - </text:p>
      <text:p text:style-name="P10"/>
      <text:p text:style-name="P10">Fitbit/Amiigo <text:s/>wearable data share <text:span text:style-name="T5">via </text:span><text:a xlink:type="simple" xlink:href="http://www.opensportproject.org/"><text:span text:style-name="T5">www.opensportproject.org</text:span></text:a></text:p>
      <text:p text:style-name="P10"/>
      <text:p text:style-name="P10"/>
      <text:p text:style-name="P10"/>
      <text:p text:style-name="P10"/>
      <text:p text:style-name="P10">PvC2</text:p>
      <text:p text:style-name="P12"/>
      <text:p text:style-name="P10"/>
      <text:p text:style-name="P10"/>
      <text:p text:style-name="P10"/>
      <text:p text:style-name="P10">PcC3</text:p>
      <text:p text:style-name="P10"/>
      <text:p text:style-name="P10"/>
      <text:p text:style-name="P10"/>
      <text:p text:style-name="P7">V1 </text:p>
      <text:p text:style-name="P13">Firmware toolkit to update all sensor chip<text:span text:style-name="T6">s</text:span></text:p>
      <text:p text:style-name="P13">API data hasher</text:p>
      <text:p text:style-name="P13">Smart Contract builder</text:p>
      <text:p text:style-name="P14">Fuzzylogic builders <text:span text:style-name="T7">and mapping/verification API.</text:span></text:p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6:13:09.576861321</meta:creation-date>
    <meta:generator>LibreOffice/4.2.6.3$Linux_X86_64 LibreOffice_project/420m0$Build-3</meta:generator>
    <dc:date>2014-11-06T12:15:41.905704258</dc:date>
    <meta:editing-duration>P7DT17H5M45S</meta:editing-duration>
    <meta:editing-cycles>124</meta:editing-cycles>
    <meta:document-statistic meta:table-count="0" meta:image-count="0" meta:object-count="0" meta:page-count="1" meta:paragraph-count="22" meta:word-count="146" meta:character-count="960" meta:non-whitespace-character-count="824"/>
  </office:meta>
</office:document-meta>
</file>